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draw:fill="hatch" draw:fill-hatch-name="Сетка_20_кал9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24" draw:text-style-name="P1" draw:layer="layout" svg:width="50cm" svg:height="25cm" svg:x="61.3cm" svg:y="9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Сетка_20_кал9" draw:display-name="Сетка кал9" draw:style="double" draw:color="#663333" draw:distance="2.5cm" draw:rotation="90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19T23:47:55.594000000</dc:date>
    <meta:editing-duration>PT12H40M2S</meta:editing-duration>
    <meta:editing-cycles>50</meta:editing-cycles>
    <meta:generator>LibreOffice/4.1.0.4$Windows_x86 LibreOffice_project/89ea49ddacd9aa532507cbf852f2bb22b1ace28</meta:generator>
    <meta:document-statistic meta:object-count="191"/>
  </office:meta>
</office:document-meta>
</file>